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68816666666667cm"/>
    </style:style>
    <style:style style:name="co3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tiempos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number-columns-spanned="4" table:number-rows-spanned="1" table:style-name="ce4">
            <text:p>core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3">
            <text:p>tama</text:p>
          </table:table-cell>
          <table:table-cell office:value-type="string" table:style-name="ce1">
            <text:p>1 core</text:p>
          </table:table-cell>
          <table:table-cell office:value-type="string" table:style-name="ce1">
            <text:p>2 cores</text:p>
          </table:table-cell>
          <table:table-cell office:value-type="string" table:style-name="ce1">
            <text:p>3 cores</text:p>
          </table:table-cell>
          <table:table-cell office:value-type="string" table:style-name="ce1">
            <text:p>4 cores</text:p>
          </table:table-cell>
          <table:table-cell table:style-name="ce1">
            <draw:frame draw:z-index="1" draw:id="id0" draw:style-name="a0" draw:name="Gráfico 2" svg:x="0.025in" svg:y="0.025in" svg:width="7.85833in" svg:height="4.55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460332E-3" table:style-name="ce1">
            <text:p>0,002460332</text:p>
          </table:table-cell>
          <table:table-cell office:value-type="float" office:value="4.2408000000000002E-4" table:style-name="ce1">
            <text:p>0,00042408</text:p>
          </table:table-cell>
          <table:table-cell office:value-type="float" office:value="2.6217299999999999E-4" table:style-name="ce1">
            <text:p>0,000262173</text:p>
          </table:table-cell>
          <table:table-cell office:value-type="float" office:value="2.0291800000000001E-4" table:style-name="ce1">
            <text:p>0,000202918</text:p>
          </table:table-cell>
          <table:table-cell table:number-columns-repeated="16379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0.109420185" table:style-name="ce1">
            <text:p>0,109420185</text:p>
          </table:table-cell>
          <table:table-cell office:value-type="float" office:value="5.3885520999999999E-2" table:style-name="ce1">
            <text:p>0,053885521</text:p>
          </table:table-cell>
          <table:table-cell office:value-type="float" office:value="3.6709863000000002E-2" table:style-name="ce1">
            <text:p>0,036709863</text:p>
          </table:table-cell>
          <table:table-cell office:value-type="float" office:value="2.8039637999999999E-2" table:style-name="ce1">
            <text:p>0,028039638</text:p>
          </table:table-cell>
          <table:table-cell table:number-columns-repeated="16379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0.95164153399999996" table:style-name="ce1">
            <text:p>0,951641534</text:p>
          </table:table-cell>
          <table:table-cell office:value-type="float" office:value="0.50814749299999995" table:style-name="ce1">
            <text:p>0,508147493</text:p>
          </table:table-cell>
          <table:table-cell office:value-type="float" office:value="0.35499839500000002" table:style-name="ce1">
            <text:p>0,354998395</text:p>
          </table:table-cell>
          <table:table-cell office:value-type="float" office:value="0.27628111300000002" table:style-name="ce1">
            <text:p>0,276281113</text:p>
          </table:table-cell>
          <table:table-cell table:number-columns-repeated="16379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float" office:value="5.8161249450000003" table:style-name="ce1">
            <text:p>5,816124945</text:p>
          </table:table-cell>
          <table:table-cell office:value-type="float" office:value="3.1427901770000002" table:style-name="ce1">
            <text:p>3,142790177</text:p>
          </table:table-cell>
          <table:table-cell office:value-type="float" office:value="2.013692174" table:style-name="ce1">
            <text:p>2,013692174</text:p>
          </table:table-cell>
          <table:table-cell office:value-type="float" office:value="1.592808722" table:style-name="ce1">
            <text:p>1,592808722</text:p>
          </table:table-cell>
          <table:table-cell table:number-columns-repeated="16379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ganancia en velocidad = Ts/T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amaño</text:p>
          </table:table-cell>
          <table:table-cell office:value-type="string" table:number-columns-spanned="4" table:number-rows-spanned="1" table:style-name="ce4">
            <text:p>core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3"/>
          <table:table-cell office:value-type="string" table:style-name="ce1">
            <text:p>1 core</text:p>
          </table:table-cell>
          <table:table-cell office:value-type="string" table:style-name="ce1">
            <text:p>2 cores</text:p>
          </table:table-cell>
          <table:table-cell office:value-type="string" table:style-name="ce1">
            <text:p>3 cores</text:p>
          </table:table-cell>
          <table:table-cell office:value-type="string" table:style-name="ce1">
            <text:p>4 cores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formula="of:=[.B4]/[.B4]" table:style-name="ce1">
            <text:p>1</text:p>
          </table:table-cell>
          <table:table-cell office:value-type="float" office:value="0.17236698136674239" table:formula="of:=[.C4]/[.B4]" table:style-name="ce1">
            <text:p>0,172366981</text:p>
          </table:table-cell>
          <table:table-cell office:value-type="float" office:value="0.10656000897439857" table:formula="of:=[.D4]/[.B4]" table:style-name="ce1">
            <text:p>0,106560009</text:p>
          </table:table-cell>
          <table:table-cell office:value-type="float" office:value="8.2475860981363502E-2" table:formula="of:=[.E4]/[.B4]" table:style-name="ce1">
            <text:p>0,082475861</text:p>
          </table:table-cell>
          <table:table-cell table:number-columns-repeated="16379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1" table:formula="of:=[.B5]/[.B5]" table:style-name="ce1">
            <text:p>1</text:p>
          </table:table-cell>
          <table:table-cell office:value-type="float" office:value="0.49246417377195989" table:formula="of:=[.C5]/[.B5]" table:style-name="ce1">
            <text:p>0,492464174</text:p>
          </table:table-cell>
          <table:table-cell office:value-type="float" office:value="0.33549443368241427" table:formula="of:=[.D5]/[.B5]" table:style-name="ce1">
            <text:p>0,335494434</text:p>
          </table:table-cell>
          <table:table-cell office:value-type="float" office:value="0.25625653986967761" table:formula="of:=[.E5]/[.B5]" table:style-name="ce1">
            <text:p>0,25625654</text:p>
          </table:table-cell>
          <table:table-cell table:number-columns-repeated="16379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" table:formula="of:=[.B6]/[.B6]" table:style-name="ce1">
            <text:p>1</text:p>
          </table:table-cell>
          <table:table-cell office:value-type="float" office:value="0.53396943580648715" table:formula="of:=[.C6]/[.B6]" table:style-name="ce1">
            <text:p>0,533969436</text:p>
          </table:table-cell>
          <table:table-cell office:value-type="float" office:value="0.37303793741310165" table:formula="of:=[.D6]/[.B6]" table:style-name="ce1">
            <text:p>0,373037937</text:p>
          </table:table-cell>
          <table:table-cell office:value-type="float" office:value="0.29032057043445525" table:formula="of:=[.E6]/[.B6]" table:style-name="ce1">
            <text:p>0,29032057</text:p>
          </table:table-cell>
          <table:table-cell table:number-columns-repeated="16379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float" office:value="1" table:formula="of:=[.B7]/[.B7]" table:style-name="ce1">
            <text:p>1</text:p>
          </table:table-cell>
          <table:table-cell office:value-type="float" office:value="0.54035809180849703" table:formula="of:=[.C7]/[.B7]" table:style-name="ce1">
            <text:p>0,540358092</text:p>
          </table:table-cell>
          <table:table-cell office:value-type="float" office:value="0.34622574188870009" table:formula="of:=[.D7]/[.B7]" table:style-name="ce1">
            <text:p>0,346225742</text:p>
          </table:table-cell>
          <table:table-cell office:value-type="float" office:value="0.27386081576003696" table:formula="of:=[.E7]/[.B7]" table:style-name="ce1">
            <text:p>0,273860816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osele</dc:creator>
    <meta:creation-date>2018-05-10T20:56:44Z</meta:creation-date>
    <dc:date>2020-05-05T18:20:36Z</dc:date>
    <meta:editing-cycles>10</meta:editing-cycles>
    <meta:editing-duration>PT395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</office:automatic-styles>
  <office:body>
    <office:chart>
      <chart:chart chart:class="chart:bar" svg:height="328.2pt" svg:width="565.8pt" chart:style-name="Crt0">
        <chart:title chart:style-name="CT00">
          <text:p text:style-name="a0" text:class-names="" text:cond-style-name="">Ganancia MiPC</text:p>
        </chart:title>
        <chart:legend chart:legend-position="bottom" chart:legend-align="center" chart:style-name="Lgnd"/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Hoja1.$B$14:.$E$14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Hoja1.$A$15" chart:values-cell-range-address="Hoja1.$B$15:.$E$15" chart:class="chart:bar" chart:attached-axis="primary-y" chart:style-name="G0S0">
            <chart:data-point chart:repeated="4"/>
          </chart:series>
          <chart:series chart:label-cell-address="Hoja1.$A$16" chart:values-cell-range-address="Hoja1.$B$16:.$E$16" chart:class="chart:bar" chart:attached-axis="primary-y" chart:style-name="G0S1">
            <chart:data-point chart:repeated="4"/>
          </chart:series>
          <chart:series chart:label-cell-address="Hoja1.$A$17" chart:values-cell-range-address="Hoja1.$B$17:.$E$17" chart:class="chart:bar" chart:attached-axis="primary-y" chart:style-name="G0S2">
            <chart:data-point chart:repeated="4"/>
          </chart:series>
          <chart:series chart:label-cell-address="Hoja1.$A$18" chart:values-cell-range-address="Hoja1.$B$18:.$E$18" chart:class="chart:bar" chart:attached-axis="primary-y" chart:style-name="G0S3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